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0.64cm" fo:min-width="3.056cm"/>
    </style:style>
    <style:style style:name="gr6" style:family="graphic" style:parent-style-name="standard">
      <style:graphic-properties draw:fill-color="#89c765" draw:textarea-horizontal-align="justify" draw:textarea-vertical-align="middle" draw:auto-grow-height="false" fo:min-height="0.29cm" fo:min-width="0.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opacity="0%" draw:textarea-vertical-align="top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9353" draw:marker-start-width="0.252cm" draw:marker-end-width="0.252cm" draw:fill-color="#00a65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draw:marker-start-width="0.242cm" draw:marker-end-width="0.242cm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width="0.028cm" draw:marker-start-width="0.242cm" draw:marker-end-width="0.242cm" draw:opacity="0%" draw:textarea-vertical-align="top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9353" draw:marker-start-width="0.242cm" draw:marker-end-width="0.242cm" draw:fill-color="#00a65d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0.003cm" fo:min-width="0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draw:marker-start-width="0.242cm" draw:marker-end-width="0.242cm" draw:opacity="0%" draw:textarea-vertical-align="top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35cm" svg:stroke-color="#ce18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28cm" svg:stroke-color="#e3d2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color="#808080" draw:fill-color="#b2b2b2" draw:textarea-horizontal-align="justify" draw:textarea-vertical-align="middle" draw:auto-grow-height="false" fo:min-height="0.64cm" fo:min-width="1.5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58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662cm" fo:min-width="0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577cm" fo:min-width="0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633cm" fo:min-width="0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419cm" style:use-optimal-column-width="false"/>
    </style:style>
    <style:style style:name="co2" style:family="table-column">
      <style:table-column-properties style:column-width="1.412cm" style:use-optimal-column-width="false"/>
    </style:style>
    <style:style style:name="co3" style:family="table-column">
      <style:table-column-properties style:column-width="0.933cm" style:use-optimal-column-width="false"/>
    </style:style>
    <style:style style:name="co4" style:family="table-column">
      <style:table-column-properties style:column-width="1.421cm" style:use-optimal-column-width="false"/>
    </style:style>
    <style:style style:name="co5" style:family="table-column">
      <style:table-column-properties style:column-width="1.422cm" style:use-optimal-column-width="false"/>
    </style:style>
    <style:style style:name="ro1" style:family="table-row">
      <style:table-row-properties style:row-height="-3.4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99cm"/>
    </style:style>
    <style:style style:name="ro4" style:family="table-row">
      <style:table-row-properties style:row-height="1.001cm"/>
    </style:style>
    <style:style style:name="ce1" style:family="table-cell">
      <loext:graphic-properties draw:fill-color="#b2b2b2"/>
    </style:style>
    <style:style style:name="ce2" style:family="table-cell">
      <loext:graphic-properties draw:fill="solid" draw:fill-color="#dddddd"/>
    </style:style>
    <style:style style:name="ce3" style:family="table-cell">
      <loext:graphic-properties draw:fill="solid" draw:fill-color="#fff9ae"/>
    </style:style>
    <style:style style:name="ce4" style:family="table-cell">
      <loext:graphic-properties draw:fill-color="#dddddd"/>
    </style:style>
    <style:style style:name="ce5" style:family="table-cell">
      <loext:graphic-properties draw:fill-color="#fff9ae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opacity="0%"/>
      <style:paragraph-properties fo:text-align="star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fill-color="#00a65d"/>
      <style:paragraph-properties fo:text-align="center"/>
      <style:text-properties fo:font-size="7pt" fo:font-weight="bold" style:font-size-asian="7pt" style:font-size-complex="7pt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loext:graphic-properties draw:opacity="0%"/>
      <style:paragraph-properties fo:text-align="start"/>
      <style:text-properties fo:font-size="9pt" style:font-size-asian="9pt" style:font-size-complex="9pt"/>
    </style:style>
    <style:style style:name="P14" style:family="paragraph">
      <loext:graphic-properties draw:fill-color="#00a65d"/>
      <style:paragraph-properties fo:text-align="center"/>
      <style:text-properties fo:font-size="8pt" fo:font-weight="bold" style:font-size-asian="8pt" style:font-size-complex="8pt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000000"/>
    </style:style>
    <style:style style:name="P17" style:family="paragraph">
      <style:text-properties fo:color="#000000"/>
    </style:style>
    <style:style style:name="P18" style:family="paragraph">
      <loext:graphic-properties draw:fill="none" draw:fill-color="#ffffff"/>
      <style:text-properties fo:color="#00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text-position="-33% 58%" fo:font-size="9pt" style:font-size-asian="9pt" style:font-size-complex="9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762cm" svg:height="0.762cm" svg:x="17.526cm" svg:y="4.06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2.352cm" svg:y="3.30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9.304cm" svg:y="6.85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114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288cm" svg:y1="4.318cm" svg:x2="19.304cm" svg:y2="5.334cm">
          <text:p/>
        </draw:line>
        <draw:line draw:style-name="gr3" draw:text-style-name="P3" draw:layer="layout" svg:x1="19.558cm" svg:y1="5.842cm" svg:x2="19.812cm" svg:y2="6.858cm">
          <text:p/>
        </draw:line>
        <draw:line draw:style-name="gr3" draw:text-style-name="P3" draw:layer="layout" svg:x1="20.066cm" svg:y1="7.112cm" svg:x2="23.114cm" svg:y2="6.604cm">
          <text:p/>
        </draw:line>
        <draw:frame draw:style-name="gr4" draw:text-style-name="P4" draw:layer="layout" svg:width="18.796cm" svg:height="1.673cm" svg:x="5.588cm" svg:y="8.636cm">
          <draw:text-box>
            <text:p>Solution: ( 1 <text:span text:style-name="T3">2 </text:span><text:span text:style-name="T3">3 </text:span><text:span text:style-name="T3">3 </text:span><text:span text:style-name="T3">2</text:span> 1)<text:tab/><text:tab/><text:tab/><text:tab/><text:tab/><text:tab/>( 1 <text:span text:style-name="T3">3 </text:span><text:span text:style-name="T3">2 </text:span><text:span text:style-name="T3">2 </text:span><text:span text:style-name="T3">3</text:span> 1 )<text:tab/><text:tab/><text:tab/><text:tab/><text:tab/><text:tab/><text:tab/><text:tab/><text:tab/> </text:p>
          </draw:text-box>
        </draw:frame>
        <draw:custom-shape draw:style-name="gr5" draw:text-style-name="P5" draw:layer="layout" svg:width="4.064cm" svg:height="1.778cm" svg:x="13.21cm" svg:y="4.827cm">
          <text:p text:style-name="P1">Sw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0.762cm" svg:height="0.762cm" svg:x="19.304cm" svg:y="5.0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22.098cm" svg:y="4.826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842cm" svg:y="4.064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0.668cm" svg:y="3.302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7.62cm" svg:y="6.858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43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401cm" svg:y1="4.775cm" svg:x2="7.722cm" svg:y2="7.061cm">
          <text:p/>
        </draw:line>
        <draw:line draw:style-name="gr3" draw:text-style-name="P3" draw:layer="layout" svg:x1="7.976cm" svg:y1="6.858cm" svg:x2="8.027cm" svg:y2="5.842cm">
          <text:p/>
        </draw:line>
        <draw:line draw:style-name="gr3" draw:text-style-name="P3" draw:layer="layout" svg:x1="10.922cm" svg:y1="5.588cm" svg:x2="11.48cm" svg:y2="6.401cm">
          <text:p/>
        </draw:line>
        <draw:custom-shape draw:style-name="gr6" draw:text-style-name="P6" draw:layer="layout" svg:width="0.762cm" svg:height="0.762cm" svg:x="7.62cm" svg:y="5.0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0.414cm" svg:y="4.826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4cm" svg:y1="6.096cm" svg:x2="11.176cm" svg:y2="4.064cm">
          <text:p/>
        </draw:line>
        <draw:line draw:style-name="gr3" draw:text-style-name="P3" draw:layer="layout" svg:x1="8.382cm" svg:y1="5.588cm" svg:x2="10.414cm" svg:y2="5.334cm">
          <text:p/>
        </draw:line>
        <draw:line draw:style-name="gr3" draw:text-style-name="P3" draw:layer="layout" svg:x1="23.23cm" svg:y1="6.198cm" svg:x2="22.772cm" svg:y2="5.436cm">
          <text:p/>
        </draw:line>
        <draw:line draw:style-name="gr3" draw:text-style-name="P3" draw:layer="layout" svg:x1="22.556cm" svg:y1="4.826cm" svg:x2="22.606cm" svg:y2="4.064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0.762cm" svg:height="0.762cm" svg:x="6.349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10.668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176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2.446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111cm" svg:y1="3.81cm" svg:x2="10.668cm" svg:y2="6.35cm">
          <text:p/>
        </draw:line>
        <draw:line draw:style-name="gr3" draw:text-style-name="P3" draw:layer="layout" svg:x1="11.176cm" svg:y1="6.096cm" svg:x2="11.43cm" svg:y2="3.302cm">
          <text:p/>
        </draw:line>
        <draw:line draw:style-name="gr3" draw:text-style-name="P3" draw:layer="layout" svg:x1="12.446cm" svg:y1="7.874cm" svg:x2="10.922cm" svg:y2="4.826cm">
          <text:p/>
        </draw:line>
        <draw:custom-shape draw:style-name="gr5" draw:text-style-name="P5" draw:layer="layout" svg:width="4.064cm" svg:height="1.778cm" svg:x="13.208cm" svg:y="4.826cm">
          <text:p text:style-name="P1">3-exchang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8.796cm" svg:height="1.673cm" svg:x="5.588cm" svg:y="8.636cm">
          <draw:text-box>
            <text:p>Permutation: ( 1 <text:span text:style-name="T3">1</text:span> 2 <text:span text:style-name="T3">2</text:span> 3 <text:span text:style-name="T3">3</text:span> )<text:tab/><text:tab/><text:tab/><text:tab/><text:tab/><text:tab/>( 1 <text:span text:style-name="T3">3</text:span> 2 <text:span text:style-name="T3">1</text:span> 3 <text:span text:style-name="T3">2</text:span> )<text:tab/><text:tab/><text:tab/><text:tab/><text:tab/><text:tab/><text:tab/><text:tab/><text:tab/> </text:p>
          </draw:text-box>
        </draw:frame>
        <draw:custom-shape draw:style-name="gr6" draw:text-style-name="P6" draw:layer="layout" svg:width="0.762cm" svg:height="0.762cm" svg:x="10.16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874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938cm" svg:y1="3.048cm" svg:x2="12.7cm" svg:y2="7.62cm">
          <text:p/>
        </draw:line>
        <draw:line draw:style-name="gr3" draw:text-style-name="P3" draw:layer="layout" svg:x1="10.16cm" svg:y1="4.826cm" svg:x2="8.382cm" svg:y2="7.62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1.591cm" svg:y="6.096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2.099cm" svg:y="2.54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9cm" svg:y="7.62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1.083cm" svg:y2="4.572cm">
          <text:p/>
        </draw:line>
        <draw:line draw:style-name="gr3" draw:text-style-name="P3" draw:layer="layout" svg:x1="21.59cm" svg:y1="4.318cm" svg:x2="22.353cm" svg:y2="3.302cm">
          <text:p/>
        </draw:line>
        <draw:line draw:style-name="gr3" draw:text-style-name="P3" draw:layer="layout" svg:x1="19.559cm" svg:y1="8.128cm" svg:x2="23.369cm" svg:y2="8.128cm">
          <text:p/>
        </draw:line>
        <draw:custom-shape draw:style-name="gr6" draw:text-style-name="P6" draw:layer="layout" svg:width="0.762cm" svg:height="0.762cm" svg:x="21.083cm" svg:y="4.318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.606cm" svg:y1="3.302cm" svg:x2="22.098cm" svg:y2="6.096cm">
          <text:p/>
        </draw:line>
        <draw:line draw:style-name="gr3" draw:text-style-name="P3" draw:layer="layout" svg:x1="21.591cm" svg:y1="6.604cm" svg:x2="19.559cm" svg:y2="7.874cm">
          <text:p/>
        </draw:lin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0.762cm" svg:height="0.762cm" svg:x="5.843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064cm" svg:height="1.778cm" svg:x="13.209cm" svg:y="4.826cm">
          <text:p text:style-name="P1">2-Op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8.796cm" svg:height="1.673cm" svg:x="5.081cm" svg:y="8.636cm">
          <draw:text-box>
            <text:p>Permutation: ( 1 <text:span text:style-name="T3">2 </text:span><text:span text:style-name="T3">3</text:span><text:span text:style-name="T4"> </text:span><text:span text:style-name="T4">1 </text:span><text:span text:style-name="T5">2</text:span> <text:span text:style-name="T6">3</text:span> )<text:tab/><text:tab/><text:tab/><text:tab/><text:tab/>( 1 <text:span text:style-name="T3">1 </text:span><text:span text:style-name="T3">3 </text:span><text:span text:style-name="T3">2</text:span> 2 <text:span text:style-name="T6">3</text:span> )<text:tab/><text:tab/><text:tab/><text:tab/><text:tab/><text:tab/><text:tab/><text:tab/><text:tab/> </text:p>
          </draw:text-box>
        </draw:frame>
        <draw:custom-shape draw:style-name="gr6" draw:text-style-name="P6" draw:layer="layout" svg:width="0.762cm" svg:height="0.762cm" svg:x="11.686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368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844cm" svg:y="3.303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398cm" svg:y="4.064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1.938cm" svg:y="6.35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9.398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606cm" svg:y1="3.811cm" svg:x2="11.94cm" svg:y2="6.604cm">
          <text:p/>
        </draw:line>
        <draw:line draw:style-name="gr3" draw:text-style-name="P3" draw:layer="layout" svg:x1="9.804cm" svg:y1="4.826cm" svg:x2="9.804cm" svg:y2="6.096cm">
          <text:p/>
        </draw:line>
        <draw:line draw:style-name="gr3" draw:text-style-name="P3" draw:layer="layout" svg:x1="12.242cm" svg:y1="6.35cm" svg:x2="12.09cm" svg:y2="4.319cm">
          <text:p/>
        </draw:line>
        <draw:custom-shape draw:style-name="gr6" draw:text-style-name="P6" draw:layer="layout" svg:width="0.762cm" svg:height="0.762cm" svg:x="11.687cm" svg:y="3.557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7.369cm" svg:y="7.621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687cm" svg:y1="4.065cm" svg:x2="10.163cm" svg:y2="4.319cm">
          <text:p/>
        </draw:line>
        <draw:line draw:style-name="gr3" draw:text-style-name="P3" draw:layer="layout" svg:x1="9.398cm" svg:y1="6.605cm" svg:x2="8.026cm" svg:y2="7.824cm">
          <text:p/>
        </draw:line>
        <draw:custom-shape draw:style-name="gr1" draw:text-style-name="P1" draw:layer="layout" svg:width="0.762cm" svg:height="0.762cm" svg:x="17.272cm" svg:y="3.302cm">
          <text:p text:style-name="P1"><text:span text:style-name="T1">1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20.828cm" svg:y="4.064cm">
          <text:p text:style-name="P1"><text:span text:style-name="T1">1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3.368cm" svg:y="6.35cm">
          <text:p text:style-name="P1"><text:span text:style-name="T1">2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0.829cm" svg:y="6.096cm">
          <text:p text:style-name="P1"><text:span text:style-name="T1">2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034cm" svg:y1="3.81cm" svg:x2="20.829cm" svg:y2="4.318cm">
          <text:p/>
        </draw:line>
        <draw:line draw:style-name="gr3" draw:text-style-name="P3" draw:layer="layout" svg:x1="21.591cm" svg:y1="4.318cm" svg:x2="23.115cm" svg:y2="4.064cm">
          <text:p/>
        </draw:line>
        <draw:line draw:style-name="gr3" draw:text-style-name="P3" draw:layer="layout" svg:x1="23.52cm" svg:y1="4.318cm" svg:x2="23.773cm" svg:y2="6.35cm">
          <text:p/>
        </draw:line>
        <draw:custom-shape draw:style-name="gr6" draw:text-style-name="P6" draw:layer="layout" svg:width="0.762cm" svg:height="0.762cm" svg:x="23.115cm" svg:y="3.556cm">
          <text:p text:style-name="P1"><text:span text:style-name="T1">3</text:span><text:span text:style-name="T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762cm" svg:height="0.762cm" svg:x="18.797cm" svg:y="7.62cm">
          <text:p text:style-name="P1"><text:span text:style-name="T1">3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3.368cm" svg:y1="6.604cm" svg:x2="21.591cm" svg:y2="6.35cm">
          <text:p/>
        </draw:line>
        <draw:line draw:style-name="gr3" draw:text-style-name="P3" draw:layer="layout" svg:x1="20.828cm" svg:y1="6.604cm" svg:x2="19.456cm" svg:y2="7.823cm">
          <text:p/>
        </draw:lin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3" draw:layer="layout" svg:width="0.252cm" svg:height="0.253cm" svg:x="5.33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2cm" svg:height="0.253cm" svg:x="5.082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52cm" svg:height="0.253cm" svg:x="6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3.708cm" svg:height="2.795cm" svg:x="4.407cm" svg:y="2.753cm" svg:viewBox="0 0 3709 2796" svg:d="M1143 43c-284 97-481 336-688 538-221 216-368 501-409 796-32 230-120 460 86 666 267 267 654 327 990 431 268 82 543 147 817 215 263 65 579 192 839 21 213-141 486-110 667-344 280-362 179-785 236-1183 38-258 67-565-129-774-183-195-438-332-710-366-244-31-489 3-731-43h-237-236-43z">
          <text:p text:style-name="P8"><text:tab/><text:span text:style-name="T7">clu</text:span><text:span text:style-name="T7">ste</text:span><text:span text:style-name="T7">r </text:span><text:span text:style-name="T7">Cl</text:span><text:span text:style-name="T8">i</text:span></text:p>
        </draw:path>
        <draw:custom-shape draw:style-name="gr8" draw:text-style-name="P3" draw:layer="layout" svg:width="0.252cm" svg:height="0.253cm" svg:x="7.36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252cm" svg:height="0.253cm" svg:x="6.352cm" svg:y="4.065cm">
          <text:p text:style-name="P10"><text:span text:style-name="T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13.983cm" svg:y="3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252cm" svg:height="0.253cm" svg:x="13.731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15.507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3" draw:layer="layout" svg:width="3.708cm" svg:height="2.795cm" svg:x="13.056cm" svg:y="2.794cm" svg:viewBox="0 0 3709 2796" svg:d="M1143 43c-284 97-481 336-688 538-221 216-368 501-409 796-32 230-120 460 86 666 267 267 654 327 990 431 268 82 543 147 817 215 263 65 579 192 839 21 213-141 486-110 667-344 280-362 179-785 236-1183 38-258 67-565-129-774-183-195-438-332-710-366-244-31-489 3-731-43h-237-236-43z">
          <text:p text:style-name="P8"><text:span text:style-name="T7"><text:tab/></text:span></text:p>
          <text:p text:style-name="P8"><text:span text:style-name="T7"><text:tab/></text:span><text:span text:style-name="T7">clu</text:span><text:span text:style-name="T7">ste</text:span><text:span text:style-name="T7">r </text:span><text:span text:style-name="T7">Cl</text:span><text:span text:style-name="T8">i</text:span></text:p>
        </draw:path>
        <draw:custom-shape draw:style-name="gr11" draw:text-style-name="P3" draw:layer="layout" svg:width="0.252cm" svg:height="0.253cm" svg:x="16.015cm" svg:y="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252cm" svg:height="0.253cm" svg:x="15.001cm" svg:y="4.106cm">
          <text:p text:style-name="P10"><text:span text:style-name="T1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0.83cm" svg:y="3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0.487cm" svg:y="4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252cm" svg:height="0.253cm" svg:x="21.338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252cm" svg:height="0.253cm" svg:x="21.757cm" svg:y="3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3" draw:layer="layout" svg:width="2.766cm" svg:height="3.193cm" svg:x="19.837cm" svg:y="2.601cm" svg:viewBox="0 0 2767 3194" svg:d="M814 109c-253 143-378 412-474 667-105 279-88 588-236 860-133 244-151 591 21 796 187 223 512 286 796 366 247 69 469 196 710 301 266 116 566 145 774-22 195-157 295-430 280-688-14-223 16-449 65-667 55-247-32-498-151-731-143-280-378-414-581-624-169-175-370-385-645-366h-194z">
          <text:p text:style-name="P8"><text:span text:style-name="T7"><text:s text:c="5"/></text:span></text:p>
          <text:p text:style-name="P8"><text:span text:style-name="T7"><text:s text:c="6"/></text:span><text:span text:style-name="T7">clu</text:span><text:span text:style-name="T7">ste</text:span><text:span text:style-name="T7">r </text:span><text:span text:style-name="T7">Cl</text:span><text:span text:style-name="T8">h</text:span></text:p>
        </draw:path>
        <draw:line draw:style-name="gr17" draw:text-style-name="P3" draw:layer="layout" svg:x1="5.588cm" svg:y1="3.505cm" svg:x2="6.352cm" svg:y2="4.116cm">
          <text:p/>
        </draw:line>
        <draw:line draw:style-name="gr17" draw:text-style-name="P3" draw:layer="layout" svg:x1="5.334cm" svg:y1="4.42cm" svg:x2="6.35cm" svg:y2="4.166cm">
          <text:p/>
        </draw:line>
        <draw:line draw:style-name="gr17" draw:text-style-name="P3" draw:layer="layout" svg:x1="6.602cm" svg:y1="4.267cm" svg:x2="6.907cm" svg:y2="4.572cm">
          <text:p/>
        </draw:line>
        <draw:line draw:style-name="gr17" draw:text-style-name="P3" draw:layer="layout" svg:x1="6.553cm" svg:y1="4.114cm" svg:x2="7.366cm" svg:y2="3.708cm">
          <text:p/>
        </draw:line>
        <draw:line draw:style-name="gr18" draw:text-style-name="P3" draw:layer="layout" svg:x1="15.253cm" svg:y1="4.216cm" svg:x2="20.828cm" svg:y2="3.759cm">
          <text:p/>
        </draw:line>
        <draw:line draw:style-name="gr18" draw:text-style-name="P3" draw:layer="layout" svg:x1="15.24cm" svg:y1="4.216cm" svg:x2="21.742cm" svg:y2="3.962cm">
          <text:p/>
        </draw:line>
        <draw:line draw:style-name="gr18" draw:text-style-name="P3" draw:layer="layout" svg:x1="21.322cm" svg:y1="5.181cm" svg:x2="15.253cm" svg:y2="4.216cm">
          <text:p/>
        </draw:line>
        <draw:line draw:style-name="gr18" draw:text-style-name="P3" draw:layer="layout" svg:x1="20.486cm" svg:y1="4.471cm" svg:x2="15.254cm" svg:y2="4.217cm">
          <text:p/>
        </draw:lin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5.668cm" svg:height="3.887cm" svg:x="28.961cm" svg:y="17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64cm" svg:height="4.859cm" svg:x="1.873cm" svg:y="3.67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2" table:default-cell-style-name="ce2">
              <table:table-cell table:style-name="ce1">
                <text:p>a</text:p>
              </table:table-cell>
              <table:table-cell>
                <text:p>0</text:p>
              </table:table-cell>
              <table:table-cell>
                <text:p>9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  <table:table-row table:style-name="ro2" table:default-cell-style-name="ce2">
              <table:table-cell table:style-name="ce1">
                <text:p>b</text:p>
              </table:table-cell>
              <table:table-cell>
                <text:p>9</text:p>
              </table:table-cell>
              <table:table-cell>
                <text:p>0</text:p>
              </table:table-cell>
              <table:table-cell>
                <text:p>8</text:p>
              </table:table-cell>
              <table:table-cell table:style-name="ce3">
                <text:p>5</text:p>
              </table:table-cell>
            </table:table-row>
            <table:table-row table:style-name="ro2" table:default-cell-style-name="ce2">
              <table:table-cell table:style-name="ce1">
                <text:p>c</text:p>
              </table:table-cell>
              <table:table-cell>
                <text:p>6</text:p>
              </table:table-cell>
              <table:table-cell>
                <text:p>8</text:p>
              </table:table-cell>
              <table:table-cell>
                <text:p>0</text:p>
              </table:table-cell>
              <table:table-cell>
                <text:p>9</text:p>
              </table:table-cell>
            </table:table-row>
            <table:table-row table:style-name="ro2" table:default-cell-style-name="ce2">
              <table:table-cell table:style-name="ce1">
                <text:p>d</text:p>
              </table:table-cell>
              <table:table-cell>
                <text:p>7</text:p>
              </table:table-cell>
              <table:table-cell table:style-name="ce3">
                <text:p>5</text:p>
              </table:table-cell>
              <table:table-cell>
                <text:p>9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683cm" svg:height="3.997cm" svg:x="10.318cm" svg:y="4.1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gray3">
              <table:table-cell table:style-name="ce1"/>
              <table:table-cell>
                <text:p>a</text:p>
              </table:table-cell>
              <table:table-cell>
                <text:p>b,d</text:p>
              </table:table-cell>
              <table:table-cell>
                <text:p>c</text:p>
              </table:table-cell>
            </table:table-row>
            <table:table-row table:style-name="ro3" table:default-cell-style-name="ce4">
              <table:table-cell table:style-name="ce1">
                <text:p>a</text:p>
              </table:table-cell>
              <table:table-cell>
                <text:p>0</text:p>
              </table:table-cell>
              <table:table-cell>
                <text:p>7</text:p>
              </table:table-cell>
              <table:table-cell table:style-name="ce5">
                <text:p>6</text:p>
              </table:table-cell>
            </table:table-row>
            <table:table-row table:style-name="ro3" table:default-cell-style-name="ce4">
              <table:table-cell table:style-name="ce1">
                <text:p>b,d</text:p>
              </table:table-cell>
              <table:table-cell>
                <text:p>7</text:p>
              </table:table-cell>
              <table:table-cell>
                <text:p>0</text:p>
              </table:table-cell>
              <table:table-cell>
                <text:p>8</text:p>
              </table:table-cell>
            </table:table-row>
            <table:table-row table:style-name="ro4" table:default-cell-style-name="ce4">
              <table:table-cell table:style-name="ce1">
                <text:p>c</text:p>
              </table:table-cell>
              <table:table-cell table:style-name="ce5">
                <text:p>6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65cm" svg:height="2.996cm" svg:x="19.672cm" svg:y="4.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3" table:default-cell-style-name="gray3">
              <table:table-cell table:style-name="ce1"/>
              <table:table-cell>
                <text:p>a,c</text:p>
              </table:table-cell>
              <table:table-cell>
                <text:p>b,d</text:p>
              </table:table-cell>
            </table:table-row>
            <table:table-row table:style-name="ro3">
              <table:table-cell table:style-name="ce1">
                <text:p>a,c</text:p>
              </table:table-cell>
              <table:table-cell table:style-name="ce4">
                <text:p>0</text:p>
              </table:table-cell>
              <table:table-cell table:style-name="ce5">
                <text:p>7</text:p>
              </table:table-cell>
            </table:table-row>
            <table:table-row table:style-name="ro3">
              <table:table-cell table:style-name="ce1">
                <text:p>b,d</text:p>
              </table:table-cell>
              <table:table-cell table:style-name="ce5">
                <text:p>7</text:p>
              </table:table-cell>
              <table:table-cell table:style-name="ce4"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9" draw:text-style-name="P15" draw:layer="layout" svg:width="2.286cm" svg:height="1.778cm" svg:x="7.112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5" draw:layer="layout" svg:width="2.286cm" svg:height="1.778cm" svg:x="16.764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0" draw:text-style-name="P4" draw:layer="layout" svg:width="20.32cm" svg:height="0.962cm" svg:x="4.572cm" svg:y="3.302cm">
          <draw:text-box>
            <text:p>(1 3 3 1 0 0 4 4 0 2 2 5 5 ) </text:p>
          </draw:text-box>
        </draw:frame>
        <draw:custom-shape draw:style-name="gr21" draw:text-style-name="P16" draw:layer="layout" svg:width="0.508cm" svg:height="1.93cm" draw:transform="rotate (1.5707963267949) translate (5.074cm 4.5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6" draw:layer="layout" svg:width="0.508cm" svg:height="1.016cm" draw:transform="rotate (1.5707963267949) translate (8.128cm 4.5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16" draw:layer="layout" svg:width="0.508cm" svg:height="1.016cm" draw:transform="rotate (1.5707963267949) translate (7.112cm 3.5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6" draw:layer="layout" svg:width="0.508cm" svg:height="1.981cm" draw:transform="rotate (1.5707963267949) translate (9.804cm 4.5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8" draw:layer="layout" svg:width="2.794cm" svg:height="1.114cm" svg:x="9.906cm" svg:y="4.572cm">
          <draw:text-box>
            <text:p text:style-name="P17">S<text:span text:style-name="T11">du</text:span><text:span text:style-name="T11">m</text:span><text:span text:style-name="T11">my</text:span></text:p>
          </draw:text-box>
        </draw:frame>
        <draw:frame draw:style-name="gr24" draw:text-style-name="P18" draw:layer="layout" svg:width="1.27cm" svg:height="1.114cm" svg:x="8.128cm" svg:y="4.572cm">
          <draw:text-box>
            <text:p text:style-name="P17">S<text:span text:style-name="T11">3</text:span></text:p>
          </draw:text-box>
        </draw:frame>
        <draw:frame draw:style-name="gr24" draw:text-style-name="P18" draw:layer="layout" svg:width="1.27cm" svg:height="1.114cm" svg:x="5.334cm" svg:y="4.572cm">
          <draw:text-box>
            <text:p text:style-name="P17">S<text:span text:style-name="T11">1</text:span></text:p>
          </draw:text-box>
        </draw:frame>
        <draw:frame draw:style-name="gr24" draw:text-style-name="P18" draw:layer="layout" svg:width="1.27cm" svg:height="1.114cm" svg:x="7.112cm" svg:y="1.934cm">
          <draw:text-box>
            <text:p text:style-name="P17">S<text:span text:style-name="T11">2</text:span></text:p>
          </draw:text-box>
        </draw:frame>
        <draw:custom-shape draw:style-name="gr25" draw:text-style-name="P16" draw:layer="layout" svg:width="0.508cm" svg:height="7.315cm" draw:transform="rotate (1.5707963267949) translate (4.877cm 6.194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8" draw:layer="layout" svg:width="1.27cm" svg:height="1.114cm" svg:x="8.128cm" svg:y="6.194cm">
          <draw:text-box>
            <text:p text:style-name="P17">s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20:19:26.680010042</meta:creation-date>
    <dc:date>2019-11-09T01:33:28.638543613</dc:date>
    <meta:editing-duration>PT6H33M53S</meta:editing-duration>
    <meta:editing-cycles>6</meta:editing-cycles>
    <meta:generator>LibreOffice/6.0.7.3$Linux_X86_64 LibreOffice_project/00m0$Build-3</meta:generator>
    <meta:document-statistic meta:object-count="150"/>
  </office:meta>
</office:document-meta>
</file>